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Courier 10 Pitch1" svg:font-family="'Courier 10 Pitch'" style:font-adornments="Gras" style:font-pitch="fixed"/>
    <style:font-face style:name="Courier 10 Pitch" svg:font-family="'Courier 10 Pitch'" style:font-adornments="Normal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817cm" table:align="margins" style:shadow="#c0c0c0 0.18cm 0.18cm" style:writing-mode="lr-tb"/>
    </style:style>
    <style:style style:name="Tableau2.A" style:family="table-column">
      <style:table-column-properties style:column-width="17.817cm" style:rel-column-width="65535*"/>
    </style:style>
    <style:style style:name="Tableau2.A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" style:family="table">
      <style:table-properties style:width="17.817cm" table:align="margins" style:shadow="#c0c0c0 0.18cm 0.18cm" style:writing-mode="lr-tb"/>
    </style:style>
    <style:style style:name="Tableau1.A" style:family="table-column">
      <style:table-column-properties style:column-width="17.8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Code">
      <style:paragraph-properties fo:break-before="pag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list-style-name="WW8Num4"/>
    <style:style style:name="P5" style:family="paragraph" style:parent-style-name="Standard" style:list-style-name="WW8Num4"/>
    <style:style style:name="P6" style:family="paragraph" style:parent-style-name="Standard" style:list-style-name="WW8Num4"/>
    <style:style style:name="P7" style:family="paragraph" style:parent-style-name="Standard" style:list-style-name="WW8Num4"/>
    <style:style style:name="P8" style:family="paragraph" style:parent-style-name="Standard" style:list-style-name="WW8Num4"/>
    <style:style style:name="P9" style:family="paragraph" style:parent-style-name="Standard" style:list-style-name="WW8Num4"/>
    <style:style style:name="P10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  <style:tab-stop style:position="2.223cm"/>
        </style:tab-stops>
      </style:paragraph-properties>
    </style:style>
    <style:style style:name="P11" style:family="paragraph" style:parent-style-name="Code" style:list-style-name="WW8Num4"/>
    <style:style style:name="T1" style:family="text">
      <style:text-properties style:font-size-complex="11pt"/>
    </style:style>
    <style:style style:name="T2" style:family="text">
      <style:text-properties style:font-weight-asian="bold" style:font-size-complex="11pt" style:font-weight-complex="bold"/>
    </style:style>
    <style:style style:name="T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/>
      <text:p text:style-name="P1">Guide d’installation du DHCP</text:p>
      <text:p text:style-name="P1"/>
      <text:p text:style-name="P1"/>
      <text:p text:style-name="Standard">Responsable à contacter en cas de problème : Mathieu Giorgino</text:p>
      <text:p text:style-name="Standard">Rédaction et mise en page : Mathieu Giorgino</text:p>
      <text:p text:style-name="Standard"/>
      <text:p text:style-name="P2"/>
      <text:list text:style-name="WW8Num4">
        <text:list-item>
          <text:p text:style-name="P4">Configurer les interfaces réseau en éditant le fichier <text:span text:style-name="Code">/etc/network/interfaces</text:span> :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span text:style-name="Code">auto lo</text:span></text:p>
            <text:p text:style-name="Table_20_Contents"><text:span text:style-name="Code">iface lo inet loopback</text:span></text:p>
            <text:p text:style-name="Table_20_Contents"><text:span text:style-name="Code"/></text:p>
            <text:p text:style-name="Code"><text:span text:style-name="Commentaire"># Adresse statique pour le serveur</text:span></text:p>
            <text:p text:style-name="Table_20_Contents"><text:span text:style-name="Code">auto eth0</text:span></text:p>
            <text:p text:style-name="Table_20_Contents"><text:span text:style-name="Code">iface eth0 inet static</text:span></text:p>
            <text:p text:style-name="Table_20_Contents"><text:span text:style-name="Code">address 192.168.1.1</text:span></text:p>
            <text:p text:style-name="Table_20_Contents"><text:span text:style-name="Code">netmask 255.255.0.0</text:span></text:p>
            <text:p text:style-name="Table_20_Contents"><text:span text:style-name="Code">broadcast 192.168.255.255</text:span></text:p>
            <text:p text:style-name="Table_20_Contents"><text:span text:style-name="Code">network 192.168.0.0</text:span></text:p>
            <text:p text:style-name="Table_20_Contents"><text:span text:style-name="Commentaire">#gateway XXX.XXX.XXX.XXX</text:span></text:p>
          </table:table-cell>
        </table:table-row>
      </table:table>
      <text:p text:style-name="Code"/>
      <text:list text:style-name="WW8Num4" text:continue-numbering="true">
        <text:list-item>
          <text:p text:style-name="P4">Reconfigurer la carte réseau en éxécutant : <text:span text:style-name="Code"># /etc/init.d/networking restart</text:span></text:p>
        </text:list-item>
        <text:list-item>
          <text:p text:style-name="P4">Installer le serveur DHCP</text:p>
          <text:list>
            <text:list-item>
              <text:p text:style-name="P10">Installer le paquet <text:span text:style-name="Code"><text:span text:style-name="T1">dhcp3-server</text:span></text:span></text:p>
              <text:list>
                <text:list-item>
                  <text:p text:style-name="P11"># apt-get install dhcp3-server</text:p>
                </text:list-item>
              </text:list>
            </text:list-item>
          </text:list>
        </text:list-item>
        <text:list-item>
          <text:p text:style-name="P4">Configurer le serveur DHCP</text:p>
          <text:list>
            <text:list-item>
              <text:p text:style-name="P4">Éditer le fichier : <text:span text:style-name="Code"><text:span text:style-name="T2">/etc/dhcp3/dhcpd.conf </text:span></text:span><text:span text:style-name="T2">:</text:span></text:p>
            </text:list-item>
          </text:list>
        </text:list-item>
      </text:list>
      <text:p text:style-name="Code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Code"><text:span text:style-name="Commentaire">##### Définition du DHCP ###### </text:span></text:p>
            <text:p text:style-name="Code"/>
            <text:p text:style-name="Code"><text:span text:style-name="Commentaire"># Définition de la classe xen (permet de filtrer les requêtes en fonctions des adresses MAC et de donner des adresses différentes pour les machines virtuelles)</text:span></text:p>
            <text:p text:style-name="Code">class "xen" {</text:p>
            <text:p text:style-name="Code"><text:s text:c="2"/>match if( substring( substring( binary-to-ascii( 16, 8, ":", hardware), 2, 17), 0, 7) = "0:16:3e");</text:p>
            <text:p text:style-name="Code">}</text:p>
            <text:p text:style-name="Code"/>
            <text:p text:style-name="Code"><text:span text:style-name="Commentaire">### Sous-réseau, cas général ### </text:span></text:p>
            <text:p text:style-name="Code"><text:span text:style-name="Commentaire"># Affectations dynamiques d'adresses IP</text:span></text:p>
            <text:p text:style-name="Code"><text:span text:style-name="Commentaire"/></text:p>
            <text:p text:style-name="Code">subnet 192.168.0.0 netmask 255.255.0.0 {</text:p>
            <text:p text:style-name="Code"/>
            <text:p text:style-name="Code"><text:s text:c="2"/><text:span text:style-name="Commentaire"># adresse de broadcast sur le sous-réseau</text:span></text:p>
            <text:p text:style-name="Code"><text:s text:c="2"/>option broadcast-address 192.168.255.255;</text:p>
            <text:p text:style-name="Code"/>
            <text:p text:style-name="Code"><text:s text:c="2"/><text:span text:style-name="Commentaire"># vérification par ping que l'adresse n'est pas déjà attribuée</text:span></text:p>
            <text:p text:style-name="Code"><text:s text:c="2"/>ping-check = 1; </text:p>
            <text:p text:style-name="Code"/>
            <text:p text:style-name="Code"><text:s text:c="2"/><text:span text:style-name="Commentaire"># Donner des adresses en 192.168.2.* aux machines virtuelles </text:span></text:p>
            <text:p text:style-name="Code"><text:s text:c="2"/>pool{ </text:p>
            <text:p text:style-name="Code"><text:s text:c="4"/>allow members of "xen"; </text:p>
            <text:p text:style-name="Code"><text:s text:c="4"/>range 192.168.2.2 192.168.2.254; </text:p>
            <text:p text:style-name="Code"><text:s text:c="2"/>} </text:p>
            <text:p text:style-name="Code"/>
            <text:p text:style-name="Code"><text:s text:c="2"/><text:span text:style-name="Commentaire"># Donner des adresses en 192.168.1.* aux machines physiques </text:span></text:p>
            <text:p text:style-name="Code"><text:s text:c="2"/>pool{ </text:p>
            <text:p text:style-name="Code"><text:s text:c="4"/>deny members of "xen"; </text:p>
            <text:p text:style-name="Code"><text:s text:c="4"/>range 192.168.1.10 192.168.1.254; </text:p>
            <text:p text:style-name="Code"><text:s text:c="2"/>} </text:p>
            <text:p text:style-name="Code">} </text:p>
            <text:p text:style-name="Code"><text:soft-page-break/></text:p>
            <text:p text:style-name="Code"><text:span text:style-name="Commentaire">### Sous-réseau, Cas particuliers ### </text:span></text:p>
            <text:p text:style-name="Code"><text:span text:style-name="Commentaire"># Associations statiques d'adresses IP à des adresses MAC</text:span></text:p>
            <text:p text:style-name="Code"/>
            <text:p text:style-name="Code"><text:span text:style-name="Commentaire"># Le serveur lui même (au cas où un dhclient est exécuté) </text:span></text:p>
            <text:p text:style-name="Code"><text:span text:style-name="Commentaire">#host server { </text:span></text:p>
            <text:p text:style-name="Code"><text:span text:style-name="Commentaire"># <text:s/>hardware ethernet &lt;adresse MAC du serveur &gt;;</text:span></text:p>
            <text:p text:style-name="Code"><text:span text:style-name="Commentaire"># <text:s/>fixed-address 192.168.1.1; </text:span></text:p>
            <text:p text:style-name="Code"><text:span text:style-name="Commentaire">#} </text:span></text:p>
            <text:p text:style-name="Code"><text:span text:style-name="Commentaire"/></text:p>
            <text:p text:style-name="Code"><text:span text:style-name="Commentaire"># PC 2</text:span></text:p>
            <text:p text:style-name="Code"><text:span text:style-name="Commentaire">#host a2 { </text:span></text:p>
            <text:p text:style-name="Code"><text:span text:style-name="Commentaire"># <text:s/>hardware ethernet &lt;adresse MAC du PC 2&gt;; </text:span></text:p>
            <text:p text:style-name="Code"><text:span text:style-name="Commentaire"># <text:s/>fixed-address 192.168.1.2; </text:span></text:p>
            <text:p text:style-name="Code"><text:span text:style-name="Commentaire">#} </text:span></text:p>
            <text:p text:style-name="Code"><text:span text:style-name="Commentaire"/></text:p>
            <text:p text:style-name="Code"><text:span text:style-name="Commentaire"># PC 3 ...</text:span></text:p>
          </table:table-cell>
        </table:table-row>
      </table:table>
      <text:p text:style-name="Standard"/>
      <text:list text:style-name="WW8Num4" text:continue-numbering="true">
        <text:list-item>
          <text:list text:continue-numbering="true">
            <text:list-item>
              <text:p text:style-name="P4"><text:span text:style-name="T2">Redémarrer le serveur DHCP :</text:span><text:span text:style-name="Code"><text:span text:style-name="T2"> # /etc/init.d/dhcp3-server restart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Courier 10 Pitch1" svg:font-family="'Courier 10 Pitch'" style:font-adornments="Gras" style:font-pitch="fixed"/>
    <style:font-face style:name="Courier 10 Pitch" svg:font-family="'Courier 10 Pitch'" style:font-adornments="Normal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de" style:family="paragraph" style:parent-style-name="Standard" style:class="text" style:master-page-name="">
      <style:paragraph-properties style:page-number="auto"/>
      <style:text-properties style:font-name="Courier 10 Pitch" fo:font-size="10.5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3z0" style:family="text">
      <style:text-properties fo:font-weight="normal" style:font-weight-asian="normal"/>
    </style:style>
    <style:style style:name="WW8Num3z2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WW8Num4z0" style:family="text">
      <style:text-properties fo:font-weight="normal" style:font-weight-asian="normal"/>
    </style:style>
    <style:style style:name="WW8Num4z2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olice_20_par_20_défaut" style:display-name="Police par défaut" style:family="text"/>
    <style:style style:name="Machine_20_à_20_écrire_20_HTML" style:display-name="Machine à écrire HTML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Line_20_numbering" style:display-name="Line numbering" style:family="text"/>
    <style:style style:name="Teletype" style:family="text">
      <style:text-properties style:font-name="Nimbus Mono L" style:font-name-asian="Nimbus Mono L" style:font-name-complex="Nimbus Mono L"/>
    </style:style>
    <style:style style:name="Code" style:family="text" style:parent-style-name="Teletype">
      <style:text-properties style:font-name="Courier 10 Pitch1" fo:font-size="10.5pt" fo:font-weight="bold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ommentaire" style:family="text">
      <style:text-properties fo:color="#808080" style:font-name="Courier 10 Pitch" fo:font-size="10.5pt" fo:language="fr" fo:country="FR" fo:font-weight="bold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3.747cm" text:min-label-width="0.635cm"/>
        <style:text-properties style:font-name="Times New Roman"/>
      </text:list-level-style-bullet>
      <text:list-level-style-bullet text:level="2" text:style-name="WW8Num1z1" style:num-suffix="." text:bullet-char="o">
        <style:list-level-properties text:space-before="5.017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6.287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7.557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8.827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10.097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11.367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2.637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3.90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min-label-width="0.635cm"/>
      </text:list-level-style-number>
      <text:list-level-style-number text:level="2" text:style-name="WW8Num3z0" style:num-format="1" text:display-levels="2">
        <style:list-level-properties text:space-before="0.614cm" text:min-label-width="0.635cm"/>
      </text:list-level-style-number>
      <text:list-level-style-number text:level="3" text:style-name="WW8Num3z2" style:num-format="1" text:display-levels="3">
        <style:list-level-properties text:space-before="1.228cm" text:min-label-width="1.27cm"/>
      </text:list-level-style-number>
      <text:list-level-style-number text:level="4" style:num-format="1" text:display-levels="4">
        <style:list-level-properties text:space-before="1.842cm" text:min-label-width="1.27cm"/>
      </text:list-level-style-number>
      <text:list-level-style-number text:level="5" style:num-format="1" text:display-levels="5">
        <style:list-level-properties text:space-before="2.455cm" text:min-label-width="1.905cm"/>
      </text:list-level-style-number>
      <text:list-level-style-number text:level="6" style:num-format="1" text:display-levels="6">
        <style:list-level-properties text:space-before="3.069cm" text:min-label-width="1.905cm"/>
      </text:list-level-style-number>
      <text:list-level-style-number text:level="7" style:num-format="1" text:display-levels="7">
        <style:list-level-properties text:space-before="3.683cm" text:min-label-width="2.54cm"/>
      </text:list-level-style-number>
      <text:list-level-style-number text:level="8" style:num-format="1" text:display-levels="8">
        <style:list-level-properties text:space-before="4.297cm" text:min-label-width="2.54cm"/>
      </text:list-level-style-number>
      <text:list-level-style-number text:level="9" style:num-format="1" text:display-levels="9">
        <style:list-level-properties text:space-before="4.91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min-label-width="0.635cm"/>
      </text:list-level-style-number>
      <text:list-level-style-number text:level="2" text:style-name="WW8Num4z0" style:num-format="1" text:display-levels="2">
        <style:list-level-properties text:space-before="0.614cm" text:min-label-width="0.635cm"/>
      </text:list-level-style-number>
      <text:list-level-style-number text:level="3" text:style-name="WW8Num4z2" style:num-format="1" text:display-levels="3">
        <style:list-level-properties text:space-before="1.228cm" text:min-label-width="1.27cm"/>
      </text:list-level-style-number>
      <text:list-level-style-number text:level="4" style:num-format="1" text:display-levels="4">
        <style:list-level-properties text:space-before="1.842cm" text:min-label-width="1.27cm"/>
      </text:list-level-style-number>
      <text:list-level-style-number text:level="5" style:num-format="1" text:display-levels="5">
        <style:list-level-properties text:space-before="2.455cm" text:min-label-width="1.905cm"/>
      </text:list-level-style-number>
      <text:list-level-style-number text:level="6" style:num-format="1" text:display-levels="6">
        <style:list-level-properties text:space-before="3.069cm" text:min-label-width="1.905cm"/>
      </text:list-level-style-number>
      <text:list-level-style-number text:level="7" style:num-format="1" text:display-levels="7">
        <style:list-level-properties text:space-before="3.683cm" text:min-label-width="2.54cm"/>
      </text:list-level-style-number>
      <text:list-level-style-number text:level="8" style:num-format="1" text:display-levels="8">
        <style:list-level-properties text:space-before="4.297cm" text:min-label-width="2.54cm"/>
      </text:list-level-style-number>
      <text:list-level-style-number text:level="9" style:num-format="1" text:display-levels="9">
        <style:list-level-properties text:space-before="4.91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9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49cm" fo:margin-left="0cm" fo:margin-right="0cm" fo:margin-top="0.55cm" style:dynamic-spacing="true"/>
      </style:footer-style>
    </style:page-layout>
  </office:automatic-styles>
  <office:master-styles>
    <style:master-page style:name="Standard" style:page-layout-name="pm1">
      <style:footer>
        <text:p text:style-name="Footer"><draw:frame draw:style-name="fr1" draw:name="Cadre1" text:anchor-type="paragraph" svg:y="0.002cm" fo:min-width="0.041cm" draw:z-index="2"><draw:text-box fo:min-height="0.37cm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1</dc:title>
    <meta:initial-creator>La Vache Mauve</meta:initial-creator>
    <meta:creation-date>2008-02-02T15:42:00</meta:creation-date>
    <dc:creator>adminxen</dc:creator>
    <dc:date>2008-02-13T10:13:55</dc:date>
    <meta:print-date>2008-02-03T17:46:00</meta:print-date>
    <meta:editing-cycles>41</meta:editing-cycles>
    <meta:editing-duration>PT10H19M4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58" meta:word-count="263" meta:character-count="1928"/>
  </office:meta>
</office:document-meta>
</file>